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cm" draw:marker-start-width="0.31cm" draw:marker-end-width="0.31cm" draw:fill="none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cm" draw:marker-start-width="0.31cm" draw:marker-end-width="0.31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6.3cm" svg:height="1.5cm" svg:x="6.9cm" svg:y="3.6cm">
          <text:p/>
        </draw:rect>
        <draw:frame draw:style-name="gr2" draw:layer="layout" svg:width="10.869cm" svg:height="0.963cm" svg:x="7.5cm" svg:y="6.5cm">
          <draw:text-box>
            <text:p>виртуальный адрес отображаемый</text:p>
          </draw:text-box>
        </draw:frame>
        <draw:rect draw:style-name="gr1" draw:text-style-name="P1" draw:id="id14" draw:layer="layout" svg:width="24cm" svg:height="5.5cm" svg:x="4.7cm" svg:y="9.5cm">
          <text:p/>
        </draw:rect>
        <draw:rect draw:style-name="gr1" draw:text-style-name="P1" draw:layer="layout" svg:width="24cm" svg:height="2cm" svg:x="4.7cm" svg:y="11.2cm">
          <text:p/>
        </draw:rect>
        <draw:rect draw:style-name="gr3" draw:text-style-name="P1" draw:id="id6" draw:layer="layout" svg:width="1cm" svg:height="2cm" svg:x="4.7cm" svg:y="11.2cm">
          <text:p text:style-name="P1">r</text:p>
        </draw:rect>
        <draw:rect draw:style-name="gr4" draw:text-style-name="P1" draw:layer="layout" svg:width="12cm" svg:height="2cm" svg:x="4.7cm" svg:y="11.2cm">
          <text:p/>
        </draw:rect>
        <draw:rect draw:style-name="gr4" draw:text-style-name="P1" draw:layer="layout" svg:width="6cm" svg:height="2cm" svg:x="22.7cm" svg:y="11.2cm">
          <text:p/>
        </draw:rect>
        <draw:rect draw:style-name="gr4" draw:text-style-name="P1" draw:layer="layout" svg:width="6cm" svg:height="2cm" svg:x="16.7cm" svg:y="11.2cm">
          <text:p/>
        </draw:rect>
        <draw:frame draw:style-name="gr2" draw:layer="layout" svg:width="4.532cm" svg:height="0.963cm" svg:x="8.7cm" svg:y="10.3cm">
          <draw:text-box>
            <text:p>теговая часть</text:p>
          </draw:text-box>
        </draw:frame>
        <draw:frame draw:style-name="gr2" draw:layer="layout" svg:width="5.413cm" svg:height="0.963cm" svg:x="17.1cm" svg:y="10.301cm">
          <draw:text-box>
            <text:p>четная страница</text:p>
          </draw:text-box>
        </draw:frame>
        <draw:frame draw:style-name="gr2" draw:layer="layout" svg:width="6.094cm" svg:height="0.963cm" svg:x="22.701cm" svg:y="10.302cm">
          <draw:text-box>
            <text:p>нечетная страница</text:p>
          </draw:text-box>
        </draw:frame>
        <draw:rect draw:style-name="gr3" draw:text-style-name="P1" draw:id="id4" draw:layer="layout" svg:width="2cm" svg:height="2cm" svg:x="5.7cm" svg:y="11.2cm">
          <text:p text:style-name="P1">mask</text:p>
        </draw:rect>
        <draw:rect draw:style-name="gr3" draw:text-style-name="P1" draw:id="id8" draw:layer="layout" svg:width="5cm" svg:height="2cm" svg:x="7.7cm" svg:y="11.2cm">
          <text:p text:style-name="P1">vpn/2</text:p>
        </draw:rect>
        <draw:rect draw:style-name="gr3" draw:text-style-name="P1" draw:id="id2" draw:layer="layout" svg:width="3cm" svg:height="2cm" svg:x="12.7cm" svg:y="11.2cm">
          <text:p text:style-name="P1">asid</text:p>
        </draw:rect>
        <draw:rect draw:style-name="gr3" draw:text-style-name="P1" draw:layer="layout" svg:width="1cm" svg:height="2cm" svg:x="15.7cm" svg:y="11.2cm">
          <text:p text:style-name="P1">g</text:p>
        </draw:rect>
        <draw:rect draw:style-name="gr3" draw:text-style-name="P1" draw:layer="layout" svg:width="3.5cm" svg:height="2cm" svg:x="16.7cm" svg:y="11.2cm">
          <text:p text:style-name="P1">pfn0</text:p>
        </draw:rect>
        <draw:rect draw:style-name="gr3" draw:text-style-name="P1" draw:layer="layout" svg:width="2cm" svg:height="2cm" svg:x="20.2cm" svg:y="11.2cm">
          <text:p text:style-name="P1">CCA0</text:p>
        </draw:rect>
        <draw:rect draw:style-name="gr3" draw:text-style-name="P1" draw:layer="layout" svg:width="3.5cm" svg:height="2cm" svg:x="22.7cm" svg:y="11.2cm">
          <text:p text:style-name="P1">pfn1</text:p>
        </draw:rect>
        <draw:rect draw:style-name="gr3" draw:text-style-name="P1" draw:layer="layout" svg:width="2cm" svg:height="2cm" svg:x="26.2cm" svg:y="11.2cm">
          <text:p text:style-name="P1">CCA1</text:p>
        </draw:rect>
        <draw:rect draw:style-name="gr5" draw:text-style-name="P1" draw:id="id3" draw:layer="layout" svg:width="2cm" svg:height="2cm" svg:x="2.2cm" svg:y="3.9cm">
          <text:p/>
        </draw:rect>
        <draw:frame draw:style-name="gr2" draw:layer="layout" svg:width="3.495cm" svg:height="0.963cm" svg:x="1.5cm" svg:y="2.9cm">
          <draw:text-box>
            <text:p>PageMask</text:p>
          </draw:text-box>
        </draw:frame>
        <draw:rect draw:style-name="gr5" draw:text-style-name="P1" draw:id="id1" draw:layer="layout" svg:width="3cm" svg:height="2cm" svg:x="1.8cm" svg:y="7.1cm">
          <text:p/>
        </draw:rect>
        <draw:frame draw:style-name="gr2" draw:layer="layout" svg:width="1.984cm" svg:height="0.963cm" svg:x="2.201cm" svg:y="6.201cm">
          <draw:text-box>
            <text:p>ASID</text:p>
          </draw:text-box>
        </draw:frame>
        <draw:path draw:style-name="gr6" draw:text-style-name="P1" draw:layer="layout" svg:width="4.815cm" svg:height="8.519cm" svg:x="1.5cm" svg:y="1.5cm" svg:viewBox="0 0 4816 8520" svg:d="m0 8500c7500 500 4000-8500 4000-8500">
          <text:p/>
        </draw:path>
        <draw:frame draw:style-name="gr2" draw:layer="layout" svg:width="4.718cm" svg:height="1.675cm" svg:x="0.8cm" svg:y="1cm">
          <draw:text-box>
            <text:p>операционная</text:p>
            <text:p>система</text:p>
          </draw:text-box>
        </draw:frame>
        <draw:connector draw:style-name="gr7" draw:text-style-name="P1" draw:layer="layout" draw:type="curve" svg:x1="4.8cm" svg:y1="8.1cm" svg:x2="14.2cm" svg:y2="11.2cm" draw:start-shape="id1" draw:start-glue-point="1" draw:end-shape="id2" draw:end-glue-point="0" svg:d="m4800 8100c6267 0 9400 1033 9400 3100">
          <text:p/>
        </draw:connector>
        <draw:connector draw:style-name="gr7" draw:text-style-name="P1" draw:layer="layout" draw:type="curve" svg:x1="4.2cm" svg:y1="4.9cm" svg:x2="6.7cm" svg:y2="11.2cm" draw:start-shape="id3" draw:start-glue-point="1" draw:end-shape="id4" draw:end-glue-point="0" svg:d="m4200 4900c1667 0 2500 2100 2500 6300">
          <text:p/>
        </draw:connector>
        <draw:rect draw:style-name="gr3" draw:text-style-name="P1" draw:id="id5" draw:layer="layout" svg:width="1cm" svg:height="1.5cm" svg:x="6.9cm" svg:y="3.6cm">
          <text:p text:style-name="P1">r</text:p>
        </draw:rect>
        <draw:connector draw:style-name="gr7" draw:text-style-name="P1" draw:layer="layout" draw:type="curve" draw:line-skew="-0.15cm" svg:x1="7.4cm" svg:y1="5.1cm" svg:x2="5.2cm" svg:y2="11.2cm" draw:start-shape="id5" draw:start-glue-point="2" draw:end-shape="id6" draw:end-glue-point="0" svg:d="m7400 5100c0 4350-2200 1300-2200 6100">
          <text:p/>
        </draw:connector>
        <draw:rect draw:style-name="gr3" draw:text-style-name="P1" draw:id="id7" draw:layer="layout" svg:width="5cm" svg:height="1.5cm" svg:x="10.188cm" svg:y="3.6cm">
          <text:p text:style-name="P1">vpn/2</text:p>
        </draw:rect>
        <draw:connector draw:style-name="gr7" draw:text-style-name="P1" draw:layer="layout" draw:type="curve" svg:x1="12.688cm" svg:y1="5.1cm" svg:x2="10.2cm" svg:y2="11.2cm" draw:start-shape="id7" draw:start-glue-point="2" draw:end-shape="id8" draw:end-glue-point="0" svg:d="m12688 5100c0 4575-2488 1525-2488 6100">
          <text:p/>
        </draw:connector>
        <draw:line draw:style-name="gr7" draw:text-style-name="P1" draw:layer="layout" svg:x1="18.205cm" svg:y1="13.2cm" svg:x2="30cm" svg:y2="18cm">
          <text:p/>
        </draw:line>
        <draw:frame draw:style-name="gr8" draw:layer="layout" svg:width="7.733cm" svg:height="0.963cm" svg:x="17.567cm" svg:y="15.5cm">
          <draw:text-box>
            <text:p>есть подходящая строка</text:p>
          </draw:text-box>
        </draw:frame>
        <draw:line draw:style-name="gr7" draw:text-style-name="P1" draw:layer="layout" svg:x1="24.681cm" svg:y1="13.2cm" svg:x2="30cm" svg:y2="18cm">
          <text:p/>
        </draw:line>
        <draw:rect draw:style-name="gr3" draw:text-style-name="P1" draw:layer="layout" svg:width="1.312cm" svg:height="1.5cm" svg:x="15.188cm" svg:y="3.6cm">
          <text:p text:style-name="P1">odd</text:p>
        </draw:rect>
        <draw:frame draw:style-name="gr2" draw:layer="layout" svg:width="7.157cm" svg:height="0.963cm" svg:x="27.843cm" svg:y="15.5cm">
          <draw:text-box>
            <text:p>в зависимости от `odd'</text:p>
          </draw:text-box>
        </draw:frame>
        <draw:frame draw:style-name="gr2" draw:layer="layout" svg:width="2.128cm" svg:height="0.963cm" svg:x="24.3cm" svg:y="8.5cm">
          <draw:text-box>
            <text:p>DTLB</text:p>
          </draw:text-box>
        </draw:frame>
        <draw:rect draw:style-name="gr3" draw:text-style-name="P1" draw:layer="layout" svg:width="6.712cm" svg:height="1.5cm" svg:x="16.488cm" svg:y="3.6cm">
          <text:p text:style-name="P1">смещение</text:p>
        </draw:rect>
        <draw:frame draw:style-name="gr2" draw:layer="layout" svg:width="10.099cm" svg:height="0.963cm" svg:x="28.732cm" svg:y="16.5cm">
          <draw:text-box>
            <text:p>соответствующий CCA = Cached</text:p>
          </draw:text-box>
        </draw:frame>
        <draw:rect draw:style-name="gr3" draw:text-style-name="P1" draw:layer="layout" svg:width="3.5cm" svg:height="1.5cm" svg:x="28.9cm" svg:y="18cm">
          <text:p text:style-name="P1">pfn</text:p>
        </draw:rect>
        <draw:frame draw:style-name="gr2" draw:layer="layout" svg:width="6.293cm" svg:height="0.963cm" svg:x="22.749cm" svg:y="18.2cm">
          <draw:text-box>
            <text:p>физический адрес :</text:p>
          </draw:text-box>
        </draw:frame>
        <draw:frame draw:style-name="gr2" draw:layer="layout" svg:width="6.632cm" svg:height="0.963cm" svg:x="7.707cm" svg:y="2.5cm">
          <draw:text-box>
            <text:p>виртуальный адрес :</text:p>
          </draw:text-box>
        </draw:frame>
        <draw:rect draw:style-name="gr1" draw:text-style-name="P1" draw:id="id13" draw:layer="layout" svg:width="24cm" svg:height="5.5cm" svg:x="4.701cm" svg:y="20.501cm">
          <text:p/>
        </draw:rect>
        <draw:rect draw:style-name="gr1" draw:text-style-name="P1" draw:layer="layout" svg:width="24cm" svg:height="2cm" svg:x="4.701cm" svg:y="22.201cm">
          <text:p/>
        </draw:rect>
        <draw:rect draw:style-name="gr3" draw:text-style-name="P1" draw:id="id9" draw:layer="layout" svg:width="1cm" svg:height="2cm" svg:x="4.701cm" svg:y="22.201cm">
          <text:p text:style-name="P1">r</text:p>
        </draw:rect>
        <draw:rect draw:style-name="gr4" draw:text-style-name="P1" draw:layer="layout" svg:width="12cm" svg:height="2cm" svg:x="4.701cm" svg:y="22.201cm">
          <text:p/>
        </draw:rect>
        <draw:rect draw:style-name="gr4" draw:text-style-name="P1" draw:layer="layout" svg:width="6cm" svg:height="2cm" svg:x="22.701cm" svg:y="22.201cm">
          <text:p/>
        </draw:rect>
        <draw:rect draw:style-name="gr4" draw:text-style-name="P1" draw:layer="layout" svg:width="6cm" svg:height="2cm" svg:x="16.701cm" svg:y="22.201cm">
          <text:p/>
        </draw:rect>
        <draw:frame draw:style-name="gr2" draw:layer="layout" svg:width="4.532cm" svg:height="0.963cm" svg:x="8.701cm" svg:y="21.301cm">
          <draw:text-box>
            <text:p>теговая часть</text:p>
          </draw:text-box>
        </draw:frame>
        <draw:frame draw:style-name="gr2" draw:layer="layout" svg:width="5.413cm" svg:height="0.963cm" svg:x="17.101cm" svg:y="21.302cm">
          <draw:text-box>
            <text:p>четная страница</text:p>
          </draw:text-box>
        </draw:frame>
        <draw:frame draw:style-name="gr2" draw:layer="layout" svg:width="6.094cm" svg:height="0.963cm" svg:x="22.702cm" svg:y="21.303cm">
          <draw:text-box>
            <text:p>нечетная страница</text:p>
          </draw:text-box>
        </draw:frame>
        <draw:rect draw:style-name="gr3" draw:text-style-name="P1" draw:id="id10" draw:layer="layout" svg:width="2cm" svg:height="2cm" svg:x="5.701cm" svg:y="22.201cm">
          <text:p text:style-name="P1">mask</text:p>
        </draw:rect>
        <draw:rect draw:style-name="gr3" draw:text-style-name="P1" draw:id="id11" draw:layer="layout" svg:width="5cm" svg:height="2cm" svg:x="7.701cm" svg:y="22.201cm">
          <text:p text:style-name="P1">vpn/2</text:p>
        </draw:rect>
        <draw:rect draw:style-name="gr3" draw:text-style-name="P1" draw:id="id12" draw:layer="layout" svg:width="3cm" svg:height="2cm" svg:x="12.701cm" svg:y="22.201cm">
          <text:p text:style-name="P1">asid</text:p>
        </draw:rect>
        <draw:rect draw:style-name="gr3" draw:text-style-name="P1" draw:layer="layout" svg:width="1cm" svg:height="2cm" svg:x="15.701cm" svg:y="22.201cm">
          <text:p text:style-name="P1">g</text:p>
        </draw:rect>
        <draw:rect draw:style-name="gr3" draw:text-style-name="P1" draw:layer="layout" svg:width="3.5cm" svg:height="2cm" svg:x="16.701cm" svg:y="22.201cm">
          <text:p text:style-name="P1">pfn0</text:p>
        </draw:rect>
        <draw:rect draw:style-name="gr3" draw:text-style-name="P1" draw:layer="layout" svg:width="2cm" svg:height="2cm" svg:x="20.201cm" svg:y="22.201cm">
          <text:p text:style-name="P1">CCA0</text:p>
        </draw:rect>
        <draw:rect draw:style-name="gr3" draw:text-style-name="P1" draw:layer="layout" svg:width="3.5cm" svg:height="2cm" svg:x="22.701cm" svg:y="22.201cm">
          <text:p text:style-name="P1">pfn1</text:p>
        </draw:rect>
        <draw:rect draw:style-name="gr3" draw:text-style-name="P1" draw:layer="layout" svg:width="2cm" svg:height="2cm" svg:x="26.201cm" svg:y="22.201cm">
          <text:p text:style-name="P1">CCA1</text:p>
        </draw:rect>
        <draw:frame draw:style-name="gr2" draw:layer="layout" svg:width="7.733cm" svg:height="0.963cm" svg:x="17.267cm" svg:y="26.5cm">
          <draw:text-box>
            <text:p>есть подходящая строка</text:p>
          </draw:text-box>
        </draw:frame>
        <draw:frame draw:style-name="gr2" draw:layer="layout" svg:width="3.008cm" svg:height="0.963cm" svg:x="24.301cm" svg:y="19.501cm">
          <draw:text-box>
            <text:p>JointTLB</text:p>
          </draw:text-box>
        </draw:frame>
        <draw:frame draw:style-name="gr2" draw:layer="layout" svg:width="7.411cm" svg:height="0.963cm" svg:x="7.5cm" svg:y="15.5cm">
          <draw:text-box>
            <text:p>нет подходящей строки</text:p>
          </draw:text-box>
        </draw:frame>
        <draw:line draw:style-name="gr7" draw:text-style-name="P1" draw:layer="layout" svg:x1="15cm" svg:y1="15cm" svg:x2="15cm" svg:y2="20.5cm">
          <text:p/>
        </draw:line>
        <draw:connector draw:style-name="gr7" draw:text-style-name="P1" draw:layer="layout" draw:type="curve" draw:line-skew="-4.151cm" svg:x1="7.4cm" svg:y1="5.1cm" svg:x2="5.201cm" svg:y2="22.201cm" draw:start-shape="id5" draw:start-glue-point="2" draw:end-shape="id9" draw:end-glue-point="0" svg:d="m7400 5100c0 6600-2199-1950-2199 17101">
          <text:p/>
        </draw:connector>
        <draw:connector draw:style-name="gr7" draw:text-style-name="P1" draw:layer="layout" draw:type="curve" svg:x1="4.2cm" svg:y1="4.9cm" svg:x2="6.701cm" svg:y2="22.201cm" draw:start-shape="id3" draw:start-glue-point="1" draw:end-shape="id10" draw:end-glue-point="0" svg:d="m4200 4900c1668 0 2501 5767 2501 17301">
          <text:p/>
        </draw:connector>
        <draw:connector draw:style-name="gr7" draw:text-style-name="P1" draw:layer="layout" draw:type="curve" draw:line-skew="2.349cm" svg:x1="12.688cm" svg:y1="5.1cm" svg:x2="10.201cm" svg:y2="22.201cm" draw:start-shape="id7" draw:start-glue-point="2" draw:end-shape="id11" draw:end-glue-point="0" svg:d="m12688 5100c0 16350-2487 7800-2487 17101">
          <text:p/>
        </draw:connector>
        <draw:connector draw:style-name="gr7" draw:text-style-name="P1" draw:layer="layout" draw:type="curve" svg:x1="4.8cm" svg:y1="8.1cm" svg:x2="14.201cm" svg:y2="22.201cm" draw:start-shape="id1" draw:start-glue-point="1" draw:end-shape="id12" draw:end-glue-point="0" svg:d="m4800 8100c6268 0 9401 4700 9401 14101">
          <text:p/>
        </draw:connector>
        <draw:line draw:style-name="gr7" draw:text-style-name="P1" draw:layer="layout" svg:x1="25.019cm" svg:y1="22.201cm" svg:x2="29cm" svg:y2="19cm">
          <text:p/>
        </draw:line>
        <draw:line draw:style-name="gr7" draw:text-style-name="P1" draw:layer="layout" svg:x1="19.217cm" svg:y1="22.201cm" svg:x2="28.9cm" svg:y2="19.163cm">
          <text:p/>
        </draw:line>
        <draw:connector draw:style-name="gr7" draw:text-style-name="P1" draw:layer="layout" draw:type="curve" draw:line-skew="1.811cm" svg:x1="16.701cm" svg:y1="26.001cm" svg:x2="28.7cm" svg:y2="12.25cm" draw:start-shape="id13" draw:start-glue-point="2" draw:end-shape="id14" svg:d="m16701 26001c0 3468 6251 2890 9439-1414s3313-12337 2560-12337">
          <text:p/>
        </draw:connector>
        <draw:frame draw:style-name="gr2" draw:layer="layout" svg:width="7.411cm" svg:height="0.963cm" svg:x="7.5cm" svg:y="26cm">
          <draw:text-box>
            <text:p>нет подходящей строки</text:p>
          </draw:text-box>
        </draw:frame>
        <draw:line draw:style-name="gr7" draw:text-style-name="P1" draw:layer="layout" svg:x1="7cm" svg:y1="26cm" svg:x2="7cm" svg:y2="29cm">
          <text:p/>
        </draw:line>
        <draw:frame draw:style-name="gr2" draw:text-style-name="P2" draw:layer="layout" svg:width="3.283cm" svg:height="0.958cm" svg:x="5.63cm" svg:y="29cm">
          <draw:text-box>
            <text:p><text:span text:style-name="T1">page fault</text:span></text:p>
          </draw:text-box>
        </draw:frame>
        <draw:frame draw:style-name="gr2" draw:layer="layout" svg:width="7.733cm" svg:height="0.963cm" svg:x="20.564cm" svg:y="20.34cm">
          <draw:text-box>
            <text:p>есть подходящая строка</text:p>
          </draw:text-box>
        </draw:frame>
        <draw:custom-shape draw:style-name="gr9" draw:text-style-name="P1" draw:layer="layout" svg:width="0.5cm" svg:height="3.5cm" draw:transform="rotate (1.5707963267946) translate (16.5cm 3.644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" draw:layer="layout" svg:width="2.132cm" svg:height="0.963cm" svg:x="17.368cm" svg:y="2.4cm">
          <draw:text-box>
            <text:p>index'</text:p>
          </draw:text-box>
        </draw:frame>
        <draw:custom-shape draw:style-name="gr10" draw:text-style-name="P1" draw:layer="layout" svg:width="3.5cm" svg:height="5cm" draw:transform="rotate (-1.57079632679579) translate (35cm 5.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5cm" svg:height="4cm" draw:transform="rotate (-1.57079632679579) translate (34.5cm 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4cm" draw:transform="rotate (-1.57079632679579) translate (34.5cm 6.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4cm" draw:transform="rotate (-1.57079632679579) translate (34.5cm 7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4cm" draw:transform="rotate (-1.57079632679579) translate (34.5cm 8.1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3.5cm" svg:y1="6cm" svg:x2="33.5cm" svg:y2="10cm">
          <text:p/>
        </draw:line>
        <draw:frame draw:style-name="gr2" draw:layer="layout" svg:width="5.015cm" svg:height="1.675cm" svg:x="24.5cm" svg:y="5.825cm">
          <draw:text-box>
            <text:p>кэш-память</text:p>
            <text:p>первого уровня</text:p>
          </draw:text-box>
        </draw:frame>
        <draw:custom-shape draw:style-name="gr10" draw:text-style-name="P1" draw:layer="layout" svg:width="5.5cm" svg:height="1cm" svg:x="30cm" svg:y="10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1" draw:layer="layout" svg:width="1.1cm" svg:height="0.8cm" svg:x="30.5cm" svg:y="10.1cm">
          <text:p text:style-name="P1">тег</text:p>
        </draw:rect>
        <draw:rect draw:style-name="gr12" draw:text-style-name="P1" draw:layer="layout" svg:width="1.4cm" svg:height="0.8cm" svg:x="31.6cm" svg:y="10.1cm">
          <text:p text:style-name="P1">дан.</text:p>
        </draw:rect>
        <draw:frame draw:style-name="gr2" draw:layer="layout" svg:width="1.391cm" svg:height="0.963cm" svg:x="33.459cm" svg:y="9.865cm">
          <draw:text-box>
            <text:p>. . .</text:p>
          </draw:text-box>
        </draw:frame>
        <draw:path draw:style-name="gr13" draw:text-style-name="P1" draw:layer="layout" svg:width="13.599cm" svg:height="2.799cm" svg:x="19.9cm" svg:y="3.2cm" svg:viewBox="0 0 13600 2800" svg:d="m0 0c11500 0 13600 2800 13600 2800">
          <text:p/>
        </draw:path>
        <draw:frame draw:style-name="gr2" draw:layer="layout" svg:width="5.379cm" svg:height="1.675cm" svg:x="33.5cm" svg:y="19.825cm">
          <draw:text-box>
            <text:p>pfn присутствует<text:line-break/>среди тегов</text:p>
          </draw:text-box>
        </draw:frame>
        <draw:frame draw:style-name="gr2" draw:text-style-name="P2" draw:layer="layout" svg:width="7.508cm" svg:height="1.665cm" svg:x="32cm" svg:y="22.835cm">
          <draw:text-box>
            <text:p><text:span text:style-name="T1">операция с данными</text:span></text:p>
            <text:p><text:span text:style-name="T1">по тегу pfn (load, store)</text:span></text:p>
          </draw:text-box>
        </draw:frame>
        <draw:line draw:style-name="gr7" draw:text-style-name="P1" draw:layer="layout" svg:x1="32.4cm" svg:y1="11cm" svg:x2="32.4cm" svg:y2="18cm">
          <text:p/>
        </draw:line>
        <draw:line draw:style-name="gr7" draw:text-style-name="P1" draw:layer="layout" svg:x1="32.5cm" svg:y1="19.5cm" svg:x2="34cm" svg:y2="22.5cm">
          <text:p/>
        </draw:line>
        <draw:custom-shape draw:style-name="gr9" draw:text-style-name="P1" draw:layer="layout" svg:width="0.5cm" svg:height="3.037cm" draw:transform="rotate (-1.57079632679579) translate (25.037cm 30.53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1" draw:layer="layout" svg:width="0.5cm" svg:height="5.5cm" draw:transform="rotate (-1.57079632679579) translate (30.5cm 30.53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" draw:layer="layout" svg:width="1.615cm" svg:height="0.963cm" svg:x="22.885cm" svg:y="31.037cm">
          <draw:text-box>
            <text:p>тег''</text:p>
          </draw:text-box>
        </draw:frame>
        <draw:frame draw:style-name="gr2" draw:layer="layout" svg:width="2.255cm" svg:height="0.963cm" svg:x="27.304cm" svg:y="31.037cm">
          <draw:text-box>
            <text:p>index''</text:p>
          </draw:text-box>
        </draw:frame>
        <draw:custom-shape draw:style-name="gr10" draw:text-style-name="P1" draw:layer="layout" svg:width="3.5cm" svg:height="5cm" draw:transform="rotate (-1.57079632679579) translate (21.301cm 32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5cm" svg:height="4cm" draw:transform="rotate (-1.57079632679579) translate (20.801cm 33.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4cm" draw:transform="rotate (-1.57079632679579) translate (20.801cm 33.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4cm" draw:transform="rotate (-1.57079632679579) translate (20.801cm 34.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4cm" draw:transform="rotate (-1.57079632679579) translate (20.801cm 35.2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7cm" svg:y1="31cm" svg:x2="19.801cm" svg:y2="33.1cm">
          <text:p/>
        </draw:line>
        <draw:line draw:style-name="gr7" draw:text-style-name="P1" draw:layer="layout" svg:x1="19.801cm" svg:y1="33.1cm" svg:x2="19.801cm" svg:y2="37.1cm">
          <text:p/>
        </draw:line>
        <draw:frame draw:style-name="gr2" draw:layer="layout" svg:width="4.951cm" svg:height="1.675cm" svg:x="21.272cm" svg:y="33.4cm">
          <draw:text-box>
            <text:p>кэш-память</text:p>
            <text:p>второго уровня</text:p>
          </draw:text-box>
        </draw:frame>
        <draw:custom-shape draw:style-name="gr10" draw:text-style-name="P1" draw:layer="layout" svg:width="5.5cm" svg:height="1cm" svg:x="16.301cm" svg:y="37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1" draw:layer="layout" svg:width="1.1cm" svg:height="0.8cm" svg:x="16.801cm" svg:y="37.2cm">
          <text:p text:style-name="P1">тег</text:p>
        </draw:rect>
        <draw:rect draw:style-name="gr12" draw:text-style-name="P1" draw:layer="layout" svg:width="1.4cm" svg:height="0.8cm" svg:x="17.901cm" svg:y="37.2cm">
          <text:p text:style-name="P1">дан.</text:p>
        </draw:rect>
        <draw:frame draw:style-name="gr2" draw:layer="layout" svg:width="1.391cm" svg:height="0.963cm" svg:x="19.76cm" svg:y="36.965cm">
          <draw:text-box>
            <text:p>. . .</text:p>
          </draw:text-box>
        </draw:frame>
        <draw:path draw:style-name="gr13" draw:text-style-name="P1" draw:layer="layout" svg:width="2.599cm" svg:height="1.999cm" draw:transform="rotate (-1.57079632679579) translate (16.301cm 38cm)" svg:viewBox="0 0 2600 2000" svg:d="m0-32602c1000 0 2600 2000 2600 2000">
          <text:p/>
        </draw:path>
        <draw:frame draw:style-name="gr2" draw:layer="layout" svg:width="5.612cm" svg:height="1.675cm" svg:x="10.424cm" svg:y="38.4cm">
          <draw:text-box>
            <text:p>тег'' присутствует<text:line-break/>среди тегов</text:p>
          </draw:text-box>
        </draw:frame>
        <draw:path draw:style-name="gr13" draw:text-style-name="P1" draw:layer="layout" svg:width="2.785cm" svg:height="2.1cm" draw:transform="rotate (-1.57079632679579) translate (18.4019999999959cm 37.9999999999969cm)" svg:viewBox="0 0 2786 2101" svg:d="m0-34703c1500 0 2786-2101 2786-2101">
          <text:p/>
        </draw:path>
        <draw:frame draw:style-name="gr2" draw:layer="layout" svg:width="6.492cm" svg:height="1.675cm" svg:x="17.425cm" svg:y="38.601cm">
          <draw:text-box>
            <text:p>тег'' не присутствует<text:line-break/>среди тегов</text:p>
          </draw:text-box>
        </draw:frame>
        <draw:frame draw:style-name="gr2" draw:text-style-name="P2" draw:layer="layout" svg:width="6.695cm" svg:height="1.665cm" svg:x="8.701cm" svg:y="40.5cm">
          <draw:text-box>
            <text:p><text:span text:style-name="T1">операция с данными</text:span></text:p>
            <text:p><text:span text:style-name="T1">по тегу'' (load, store)</text:span></text:p>
          </draw:text-box>
        </draw:frame>
        <draw:line draw:style-name="gr7" draw:text-style-name="P1" draw:layer="layout" svg:x1="11.701cm" svg:y1="42cm" svg:x2="11.701cm" svg:y2="43.5cm">
          <text:p/>
        </draw:line>
        <draw:frame draw:style-name="gr2" draw:text-style-name="P2" draw:layer="layout" svg:width="7.5cm" svg:height="2.372cm" svg:x="16.502cm" svg:y="40.501cm">
          <draw:text-box>
            <text:p><text:span text:style-name="T1">загрузка данных из</text:span></text:p>
            <text:p><text:span text:style-name="T1">основной памяти</text:span></text:p>
            <text:p><text:span text:style-name="T1">по физическому адресу</text:span></text:p>
          </draw:text-box>
        </draw:frame>
        <draw:line draw:style-name="gr7" draw:text-style-name="P1" draw:layer="layout" svg:x1="19.701cm" svg:y1="42.8cm" svg:x2="19.701cm" svg:y2="44.3cm">
          <text:p/>
        </draw:line>
        <draw:frame draw:style-name="gr2" draw:text-style-name="P2" draw:layer="layout" svg:width="6.645cm" svg:height="1.665cm" svg:x="16.701cm" svg:y="44.335cm">
          <draw:text-box>
            <text:p><text:span text:style-name="T1">операция с данными</text:span></text:p>
            <text:p><text:span text:style-name="T1">(load, store)</text:span></text:p>
          </draw:text-box>
        </draw:frame>
        <draw:frame draw:style-name="gr2" draw:text-style-name="P2" draw:layer="layout" svg:width="7.864cm" svg:height="2.372cm" svg:x="8.402cm" svg:y="43.501cm">
          <draw:text-box>
            <text:p><text:span text:style-name="T1">добавление данных</text:span></text:p>
            <text:p><text:span text:style-name="T1">по тегу'' в кэш-память</text:span></text:p>
            <text:p><text:span text:style-name="T1">первого уровня с тегом'</text:span></text:p>
          </draw:text-box>
        </draw:frame>
        <draw:frame draw:style-name="gr2" draw:text-style-name="P2" draw:layer="layout" svg:width="7.864cm" svg:height="2.372cm" svg:x="23.701cm" svg:y="44.128cm">
          <draw:text-box>
            <text:p><text:span text:style-name="T1">добавление данных</text:span></text:p>
            <text:p><text:span text:style-name="T1">в кэш-память</text:span></text:p>
            <text:p><text:span text:style-name="T1">первого уровня с тегом'</text:span></text:p>
          </draw:text-box>
        </draw:frame>
        <draw:frame draw:style-name="gr2" draw:text-style-name="P2" draw:layer="layout" svg:width="8.156cm" svg:height="2.372cm" svg:x="31.701cm" svg:y="44.128cm">
          <draw:text-box>
            <text:p><text:span text:style-name="T1">добавление данных</text:span></text:p>
            <text:p><text:span text:style-name="T1">в кэш-память</text:span></text:p>
            <text:p><text:span text:style-name="T1">второго уровня с тегом''</text:span></text:p>
          </draw:text-box>
        </draw:frame>
        <draw:line draw:style-name="gr7" draw:text-style-name="P1" draw:layer="layout" svg:x1="21.201cm" svg:y1="43cm" svg:x2="25.701cm" svg:y2="44cm">
          <text:p/>
        </draw:line>
        <draw:line draw:style-name="gr7" draw:text-style-name="P1" draw:layer="layout" svg:x1="23.201cm" svg:y1="42.873cm" svg:x2="34.701cm" svg:y2="44cm">
          <text:p/>
        </draw:line>
        <draw:frame draw:style-name="gr2" draw:layer="layout" svg:width="6.293cm" svg:height="0.963cm" svg:x="15.5cm" svg:y="29.5cm">
          <draw:text-box>
            <text:p>физический адрес :</text:p>
          </draw:text-box>
        </draw:frame>
        <draw:rect draw:style-name="gr3" draw:text-style-name="P1" draw:layer="layout" svg:width="3.5cm" svg:height="1.5cm" svg:x="22cm" svg:y="29.036cm">
          <text:p text:style-name="P1">pfn</text:p>
        </draw:rect>
        <draw:rect draw:style-name="gr3" draw:text-style-name="P1" draw:layer="layout" svg:width="6.712cm" svg:height="1.5cm" svg:x="25.5cm" svg:y="29.036cm">
          <text:p text:style-name="P1">смещение</text:p>
        </draw:rect>
        <draw:path draw:style-name="gr13" draw:text-style-name="P1" draw:layer="layout" svg:width="9.499cm" svg:height="4.999cm" draw:transform="rotate (-1.5707963267946) translate (30.5cm 19.5cm)" svg:viewBox="0 0 9500 5000" svg:d="m0-61000c7500 0 9500 5000 9500 5000">
          <text:p/>
        </draw:path>
        <draw:frame draw:style-name="gr2" draw:layer="layout" svg:width="6.259cm" svg:height="1.675cm" svg:x="29.1cm" svg:y="26.235cm">
          <draw:text-box>
            <text:p>pfn не присутствует<text:line-break/>среди тегов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18T12:42:57.12</meta:creation-date>
    <dc:date>2009-08-18T17:21:33.46</dc:date>
    <dc:creator>Евгений Корныхин</dc:creator>
    <meta:editing-duration>PT03H21M21S</meta:editing-duration>
    <meta:editing-cycles>10</meta:editing-cycles>
    <meta:generator>OpenOffice.org/3.1$Win32 OpenOffice.org_project/310m11$Build-9399</meta:generator>
    <meta:document-statistic meta:object-count="127"/>
  </office:meta>
</office:document-meta>
</file>